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ff808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draw:marker-start-width="0.2008in" draw:marker-end-width="0.2008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d32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d320" draw:textarea-horizontal-align="justify" draw:textarea-vertical-align="middle" draw:auto-grow-height="false" style:run-through="foreground"/>
    </style:style>
    <style:style style:name="gr8" style:family="graphic">
      <style:graphic-properties draw:fill="solid" draw:fill-color="#c5000b" draw:textarea-horizontal-align="justify" draw:textarea-vertical-align="middle" draw:auto-grow-height="false" style:run-through="foreground"/>
    </style:style>
    <style:style style:name="gr9" style:family="graphic">
      <style:graphic-properties svg:stroke-width="0.0201in" draw:marker-start-width="0.2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6" draw:style-name="gr6"><draw:custom-shape draw:style-name="gr7" svg:width="0.2343in" svg:height="0.1295in" svg:x="1.1709in" svg:y="3.0307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custom-shape draw:style-name="gr8" svg:width="0.4169in" svg:height="0.3024in" svg:x="1.0819in" svg:y="2.9425in"><text:p/>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<draw:equation draw:name="f0" draw:formula="$0 "/><draw:equation draw:name="f1" draw:formula="21600-$0 "/><draw:equation draw:name="f2" draw:formula="10800-$0 "/><draw:equation draw:name="f3" draw:formula="$0 /2"/><draw:equation draw:name="f4" draw:formula="sqrt(?f2 *?f2 -?f3 *?f3 )"/><draw:equation draw:name="f5" draw:formula="10800-?f3 "/><draw:equation draw:name="f6" draw:formula="10800+?f3 "/><draw:equation draw:name="f7" draw:formula="10800-?f4 "/><draw:equation draw:name="f8" draw:formula="10800+?f4 "/><draw:equation draw:name="f9" draw:formula="(cos(45*(pi/180))*(?f5 -10800)+sin(45*(pi/180))*(?f7 -10800))+10800"/><draw:equation draw:name="f10" draw:formula="-(sin(45*(pi/180))*(?f5 -10800)-cos(45*(pi/180))*(?f7 -10800))+10800"/><draw:equation draw:name="f11" draw:formula="(cos(45*(pi/180))*(?f5 -10800)+sin(45*(pi/180))*(?f8 -10800))+10800"/><draw:equation draw:name="f12" draw:formula="-(sin(45*(pi/180))*(?f5 -10800)-cos(45*(pi/180))*(?f8 -10800))+10800"/><draw:equation draw:name="f13" draw:formula="(cos(45*(pi/180))*(?f6 -10800)+sin(45*(pi/180))*(?f8 -10800))+10800"/><draw:equation draw:name="f14" draw:formula="-(sin(45*(pi/180))*(?f6 -10800)-cos(45*(pi/180))*(?f8 -10800))+10800"/><draw:equation draw:name="f15" draw:formula="(cos(45*(pi/180))*(?f6 -10800)+sin(45*(pi/180))*(?f7 -10800))+10800"/><draw:equation draw:name="f16" draw:formula="-(sin(45*(pi/180))*(?f6 -10800)-cos(45*(pi/180))*(?f7 -10800))+10800"/><draw:handle draw:handle-position="$0 10800" draw:handle-range-x-minimum="0" draw:handle-range-x-maximum="7200"/></draw:enhanced-geometry></draw:custom-shape></draw:g><draw:g text:anchor-type="paragraph" draw:z-index="22" draw:style-name="gr6"><draw:custom-shape draw:style-name="gr7" svg:width="0.2189in" svg:height="0.1295in" svg:x="2.176in" svg:y="7.0409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custom-shape draw:style-name="gr8" svg:width="0.3898in" svg:height="0.3024in" svg:x="2.0925in" svg:y="6.9528in"><text:p/>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<draw:equation draw:name="f0" draw:formula="$0 "/><draw:equation draw:name="f1" draw:formula="21600-$0 "/><draw:equation draw:name="f2" draw:formula="10800-$0 "/><draw:equation draw:name="f3" draw:formula="$0 /2"/><draw:equation draw:name="f4" draw:formula="sqrt(?f2 *?f2 -?f3 *?f3 )"/><draw:equation draw:name="f5" draw:formula="10800-?f3 "/><draw:equation draw:name="f6" draw:formula="10800+?f3 "/><draw:equation draw:name="f7" draw:formula="10800-?f4 "/><draw:equation draw:name="f8" draw:formula="10800+?f4 "/><draw:equation draw:name="f9" draw:formula="(cos(45*(pi/180))*(?f5 -10800)+sin(45*(pi/180))*(?f7 -10800))+10800"/><draw:equation draw:name="f10" draw:formula="-(sin(45*(pi/180))*(?f5 -10800)-cos(45*(pi/180))*(?f7 -10800))+10800"/><draw:equation draw:name="f11" draw:formula="(cos(45*(pi/180))*(?f5 -10800)+sin(45*(pi/180))*(?f8 -10800))+10800"/><draw:equation draw:name="f12" draw:formula="-(sin(45*(pi/180))*(?f5 -10800)-cos(45*(pi/180))*(?f8 -10800))+10800"/><draw:equation draw:name="f13" draw:formula="(cos(45*(pi/180))*(?f6 -10800)+sin(45*(pi/180))*(?f8 -10800))+10800"/><draw:equation draw:name="f14" draw:formula="-(sin(45*(pi/180))*(?f6 -10800)-cos(45*(pi/180))*(?f8 -10800))+10800"/><draw:equation draw:name="f15" draw:formula="(cos(45*(pi/180))*(?f6 -10800)+sin(45*(pi/180))*(?f7 -10800))+10800"/><draw:equation draw:name="f16" draw:formula="-(sin(45*(pi/180))*(?f6 -10800)-cos(45*(pi/180))*(?f7 -10800))+10800"/><draw:handle draw:handle-position="$0 10800" draw:handle-range-x-minimum="0" draw:handle-range-x-maximum="7200"/></draw:enhanced-geometry></draw:custom-shape></draw:g><draw:g text:anchor-type="paragraph" draw:z-index="28" draw:style-name="gr6"><draw:custom-shape draw:style-name="gr7" svg:width="0.2106in" svg:height="0.1295in" svg:x="4.1098in" svg:y="3.7807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custom-shape draw:style-name="gr8" svg:width="0.3752in" svg:height="0.3024in" svg:x="4.0299in" svg:y="3.6925in"><text:p/>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<draw:equation draw:name="f0" draw:formula="$0 "/><draw:equation draw:name="f1" draw:formula="21600-$0 "/><draw:equation draw:name="f2" draw:formula="10800-$0 "/><draw:equation draw:name="f3" draw:formula="$0 /2"/><draw:equation draw:name="f4" draw:formula="sqrt(?f2 *?f2 -?f3 *?f3 )"/><draw:equation draw:name="f5" draw:formula="10800-?f3 "/><draw:equation draw:name="f6" draw:formula="10800+?f3 "/><draw:equation draw:name="f7" draw:formula="10800-?f4 "/><draw:equation draw:name="f8" draw:formula="10800+?f4 "/><draw:equation draw:name="f9" draw:formula="(cos(45*(pi/180))*(?f5 -10800)+sin(45*(pi/180))*(?f7 -10800))+10800"/><draw:equation draw:name="f10" draw:formula="-(sin(45*(pi/180))*(?f5 -10800)-cos(45*(pi/180))*(?f7 -10800))+10800"/><draw:equation draw:name="f11" draw:formula="(cos(45*(pi/180))*(?f5 -10800)+sin(45*(pi/180))*(?f8 -10800))+10800"/><draw:equation draw:name="f12" draw:formula="-(sin(45*(pi/180))*(?f5 -10800)-cos(45*(pi/180))*(?f8 -10800))+10800"/><draw:equation draw:name="f13" draw:formula="(cos(45*(pi/180))*(?f6 -10800)+sin(45*(pi/180))*(?f8 -10800))+10800"/><draw:equation draw:name="f14" draw:formula="-(sin(45*(pi/180))*(?f6 -10800)-cos(45*(pi/180))*(?f8 -10800))+10800"/><draw:equation draw:name="f15" draw:formula="(cos(45*(pi/180))*(?f6 -10800)+sin(45*(pi/180))*(?f7 -10800))+10800"/><draw:equation draw:name="f16" draw:formula="-(sin(45*(pi/180))*(?f6 -10800)-cos(45*(pi/180))*(?f7 -10800))+10800"/><draw:handle draw:handle-position="$0 10800" draw:handle-range-x-minimum="0" draw:handle-range-x-maximum="7200"/></draw:enhanced-geometry></draw:custom-shape></draw:g><draw:custom-shape text:anchor-type="paragraph" draw:z-index="0" draw:style-name="gr1" draw:text-style-name="P1" svg:width="1.365in" svg:height="0.6461in" svg:x="1.478in" svg:y="0.3484in"><text:p text:style-name="P1"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style-name="gr3" svg:width="2.0004in" svg:height="0.3543in" svg:x="1.1236in" svg:y="1.7445in"><text:p text:style-name="P1">Generate Random # 1-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" draw:style-name="gr2" draw:text-style-name="P1" svg:x1="2.1441in" svg:y1="2.8173in" svg:x2="2.1339in" svg:y2="0.9945in"><text:p/></draw:line><draw:custom-shape text:anchor-type="paragraph" draw:z-index="35" draw:style-name="gr3" svg:width="1.2504in" svg:height="0.4587in" svg:x="1.4984in" svg:y="2.2547in"><text:p text:style-name="P1">Guess [input]</text:p><text:p text:style-name="P1"># 1-1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style-name="gr3" svg:width="1.4898in" svg:height="0.9898in" svg:x="1.4154in" svg:y="2.8173in"><text:p text:style-name="P1">Guess is NOT </text:p><text:p text:style-name="P1">correct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" draw:style-name="gr4" draw:text-style-name="P1" svg:x1="5.0091in" svg:y1="3.3091in" svg:x2="2.9047in" svg:y2="3.3091in"><text:p/></draw:line><draw:custom-shape text:anchor-type="paragraph" draw:z-index="4" draw:style-name="gr5" svg:width="0.2921in" svg:height="0.2815in" svg:x="2.8319in" svg:y="2.9736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5" draw:style-name="gr2" draw:text-style-name="P1" svg:x1="3.0921in" svg:y1="5.5984in" svg:x2="0.811in" svg:y2="5.5902in"><text:p/></draw:line><draw:line text:anchor-type="paragraph" draw:z-index="8" draw:style-name="gr9" draw:text-style-name="P1" svg:x1="5.9988in" svg:y1="4.0571in" svg:x2="3.8835in" svg:y2="4.0571in"><text:p/></draw:line><draw:line text:anchor-type="paragraph" draw:z-index="9" draw:style-name="gr2" draw:text-style-name="P1" svg:x1="0.7902in" svg:y1="3.3071in" svg:x2="0.811in" svg:y2="5.5988in"><text:p/></draw:line><draw:custom-shape text:anchor-type="paragraph" draw:z-index="17" draw:style-name="gr3" svg:width="1.2504in" svg:height="0.4587in" svg:x="0.7693in" svg:y="7.5047in"><text:p text:style-name="P1">Display Score</text:p><text:p text:style-name="P1">[get points]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1" draw:style-name="gr2" draw:text-style-name="P1" svg:x1="1.3736in" svg:y1="7.2984in" svg:x2="1.3736in" svg:y2="8.0673in"><text:p/></draw:line><draw:custom-shape text:anchor-type="paragraph" draw:z-index="14" draw:style-name="gr1" draw:text-style-name="P1" svg:width="1.7921in" svg:height="0.615in" svg:x="2.228in" svg:y="8.9008in"><text:p text:style-name="P1"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" draw:style-name="gr2" draw:text-style-name="P1" svg:x1="3.1028in" svg:y1="8.0673in" svg:x2="3.1028in" svg:y2="8.9008in"><text:p/></draw:line><draw:line text:anchor-type="paragraph" draw:z-index="13" draw:style-name="gr2" draw:text-style-name="P1" svg:x1="3.0925in" svg:y1="5.5984in" svg:x2="3.1028in" svg:y2="6.6921in"><text:p/></draw:line><draw:custom-shape text:anchor-type="paragraph" draw:z-index="37" draw:style-name="gr3" svg:width="1.2504in" svg:height="0.4587in" svg:x="4.3425in" svg:y="5.5256in"><text:p text:style-name="P1">Deduct 1 poi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style-name="gr9" draw:text-style-name="P1" svg:x1="5.9992in" svg:y1="4.078in" svg:x2="5.9984in" svg:y2="5.3925in"><text:p/></draw:line><draw:line text:anchor-type="paragraph" draw:z-index="7" draw:style-name="gr9" draw:text-style-name="P1" svg:x1="5.0091in" svg:y1="3.3091in" svg:x2="5.0091in" svg:y2="3.6217in"><text:p/></draw:line><draw:custom-shape text:anchor-type="paragraph" draw:z-index="16" draw:style-name="gr3" svg:width="1.2504in" svg:height="0.4587in" svg:x="0.2484in" svg:y="4.4945in"><text:p text:style-name="P1">Add 5 point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style-name="gr3" svg:width="1.4898in" svg:height="1.2087in" svg:x="2.3634in" svg:y="6.6925in"><text:p text:style-name="P1">Do you wish </text:p><text:p text:style-name="P1">To play</text:p><text:p text:style-name="P1">Again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9" draw:style-name="gr5" svg:width="0.2921in" svg:height="0.2815in" svg:x="3.7693in" svg:y="6.9528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20" draw:style-name="gr2" draw:text-style-name="P1" svg:x1="7.5091in" svg:y1="1.6528in" svg:x2="2.1339in" svg:y2="1.6717in"><text:p/></draw:line><draw:line text:anchor-type="paragraph" draw:z-index="21" draw:style-name="gr2" draw:text-style-name="P1" svg:x1="2.3634in" svg:y1="7.2988in" svg:x2="1.3736in" svg:y2="7.2988in"><text:p/></draw:line><draw:line text:anchor-type="paragraph" draw:z-index="10" draw:style-name="gr2" draw:text-style-name="P1" svg:x1="1.4154in" svg:y1="3.3071in" svg:x2="0.7902in" svg:y2="3.3071in"><text:p/></draw:line><draw:line text:anchor-type="paragraph" draw:z-index="23" draw:style-name="gr2" draw:text-style-name="P1" svg:x1="3.1028in" svg:y1="8.0673in" svg:x2="1.3736in" svg:y2="8.0673in"><text:p/></draw:line><draw:custom-shape text:anchor-type="paragraph" draw:z-index="24" draw:style-name="gr3" svg:width="1.2504in" svg:height="0.4587in" svg:x="2.478in" svg:y="8.2965in"><text:p text:style-name="P1">Thanks for</text:p><text:p text:style-name="P1">Playing!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style-name="gr3" svg:width="1.4898in" svg:height="0.9898in" svg:x="4.2693in" svg:y="3.5673in"><text:p text:style-name="P1">Guess &gt;</text:p><text:p text:style-name="P1">Generated</text:p><text:p text:style-name="P1">#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6" draw:style-name="gr5" svg:width="0.2921in" svg:height="0.2815in" svg:x="5.6862in" svg:y="3.7134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custom-shape text:anchor-type="paragraph" draw:z-index="27" draw:style-name="gr3" svg:width="1.2504in" svg:height="0.4587in" svg:x="5.4256in" svg:y="4.7547in"><text:p text:style-name="P1">Guess is too high!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style-name="gr3" svg:width="1.2504in" svg:height="0.4587in" svg:x="3.4256in" svg:y="4.7445in"><text:p text:style-name="P1">Guess is too low!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9" draw:style-name="gr9" draw:text-style-name="P1" svg:x1="3.8835in" svg:y1="4.0571in" svg:x2="3.8835in" svg:y2="5.3925in"><text:p/></draw:line><draw:line text:anchor-type="paragraph" draw:z-index="31" draw:style-name="gr9" draw:text-style-name="P1" svg:x1="5.9988in" svg:y1="5.3925in" svg:x2="3.8835in" svg:y2="5.3925in"><text:p/></draw:line><draw:line text:anchor-type="paragraph" draw:z-index="32" draw:style-name="gr9" draw:text-style-name="P1" svg:x1="5.0508in" svg:y1="5.3925in" svg:x2="5.0508in" svg:y2="6.6717in"><text:p/></draw:line><draw:custom-shape text:anchor-type="paragraph" draw:z-index="33" draw:style-name="gr3" svg:width="1.2504in" svg:height="0.4587in" svg:x="1.478in" svg:y="1.1091in"><text:p text:style-name="P1">Score = 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6" draw:style-name="gr3" svg:width="1.2504in" svg:height="0.4587in" svg:x="4.3634in" svg:y="6.0673in"><text:p text:style-name="P1">Sorry! Guess</text:p><text:p text:style-name="P1">Again!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8" draw:style-name="gr9" draw:text-style-name="P1" svg:x1="7.1654in" svg:y1="6.6717in" svg:x2="5.0508in" svg:y2="6.6717in"><text:p/></draw:line><draw:line text:anchor-type="paragraph" draw:z-index="39" draw:style-name="gr2" draw:text-style-name="P1" svg:x1="7.5091in" svg:y1="1.6528in" svg:x2="7.5193in" svg:y2="7.2882in"><text:p/></draw:line><draw:line text:anchor-type="paragraph" draw:z-index="40" draw:style-name="gr9" draw:text-style-name="P1" svg:x1="7.1547in" svg:y1="2.1736in" svg:x2="7.165in" svg:y2="6.6717in"><text:p/></draw:line><draw:line text:anchor-type="paragraph" draw:z-index="41" draw:style-name="gr2" draw:text-style-name="P1" svg:x1="7.5193in" svg:y1="7.2882in" svg:x2="3.8528in" svg:y2="7.2965in"><text:p/></draw:line><draw:line text:anchor-type="paragraph" draw:z-index="42" draw:style-name="gr9" draw:text-style-name="P1" svg:x1="7.1654in" svg:y1="2.1736in" svg:x2="2.1445in" svg:y2="2.1717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uncing Gnome</meta:initial-creator>
    <meta:creation-date>2014-03-19T21:30:15.780145736</meta:creation-date>
    <dc:date>2014-03-20T21:10:12.499320652</dc:date>
    <dc:creator>Bouncing Gnome</dc:creator>
    <meta:editing-duration>PT2H21M52S</meta:editing-duration>
    <meta:editing-cycles>5</meta:editing-cycles>
    <meta:generator>LibreOffice/4.1.3.2$Linux_x86 LibreOffice_project/4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